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7d1" officeooo:paragraph-rsid="000247d1"/>
    </style:style>
    <style:style style:name="P2" style:family="paragraph" style:parent-style-name="Standard">
      <style:text-properties officeooo:rsid="000247d1" officeooo:paragraph-rsid="000247d1"/>
    </style:style>
    <style:style style:name="T1" style:family="text">
      <style:text-properties officeooo:rsid="0003a3e1"/>
    </style:style>
    <style:style style:name="T2" style:family="text">
      <style:text-properties officeooo:rsid="0003d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each three things the Queen did</text:p>
      <text:p text:style-name="P1"/>
      <text:p text:style-name="P1">- finished action</text:p>
      <text:p text:style-name="P1"><text:s text:c="2"/><text:span text:style-name="T2">married phillip, <text:s/>made 5 children, was more than 6 decades queen</text:span></text:p>
      <text:p text:style-name="P1"><text:s text:c="2"/></text:p>
      <text:p text:style-name="P1"/>
      <text:p text:style-name="P1">- still an impact until today</text:p>
      <text:p text:style-name="P1"><text:s text:c="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17:38.511220350</meta:creation-date>
    <dc:date>2023-03-21T17:41:26.336446696</dc:date>
    <meta:editing-duration>PT42M33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1" meta:paragraph-count="6" meta:word-count="27" meta:character-count="152" meta:non-whitespace-character-count="122"/>
  </office:meta>
</office:document-meta>
</file>